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margin-left="0.25in" fo:text-align="center" style:justify-single-word="false"/>
    </style:style>
    <style:style style:name="P3" style:family="paragraph" style:parent-style-name="Standard">
      <style:text-properties fo:color="#5b9bd5" loext:opacity="100%">
        <loext:char-complex-color loext:theme-type="accent1" loext:color-type="theme"/>
      </style:text-properties>
    </style:style>
    <style:style style:name="P4" style:family="paragraph" style:parent-style-name="Standard">
      <style:text-properties fo:font-weight="normal" style:font-weight-asian="normal" style:font-weight-complex="normal" fo:background-color="#ffff00"/>
    </style:style>
    <style:style style:name="P5" style:family="paragraph" style:parent-style-name="Standard">
      <style:text-properties fo:font-weight="bold" officeooo:rsid="0007e2ab" officeooo:paragraph-rsid="0007e2ab" fo:background-color="transparent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7e2ab" officeooo:paragraph-rsid="0007e2ab" fo:background-color="transparent" style:font-weight-asian="normal" style:font-weight-complex="normal"/>
    </style:style>
    <style:style style:name="P7" style:family="paragraph" style:parent-style-name="Heading_20_2">
      <style:text-properties officeooo:paragraph-rsid="000d4b27"/>
    </style:style>
    <style:style style:name="P8" style:family="paragraph" style:parent-style-name="Standard">
      <style:text-properties fo:font-weight="normal" officeooo:rsid="0007e2ab" officeooo:paragraph-rsid="0007e2ab" style:font-weight-asian="normal" style:font-weight-complex="normal"/>
    </style:style>
    <style:style style:name="P9" style:family="paragraph" style:parent-style-name="Standard">
      <style:text-properties fo:font-weight="bold" officeooo:rsid="0007e2ab" officeooo:paragraph-rsid="0007e2ab" style:font-weight-asian="bold" style:font-weight-complex="bold"/>
    </style:style>
    <style:style style:name="P10" style:family="paragraph" style:parent-style-name="Standard" style:list-style-name="L2">
      <style:text-properties fo:font-weight="bold" officeooo:rsid="0007e2ab" officeooo:paragraph-rsid="0007e2ab" style:font-weight-asian="bold" style:font-weight-complex="bold"/>
    </style:style>
    <style:style style:name="P11" style:family="paragraph" style:parent-style-name="Standard" style:list-style-name="L2">
      <style:text-properties fo:font-weight="bold" officeooo:rsid="000a34ea" officeooo:paragraph-rsid="000a34ea" fo:background-color="#ffff00" style:font-weight-asian="bold" style:font-weight-complex="bold"/>
    </style:style>
    <style:style style:name="P12" style:family="paragraph" style:parent-style-name="Standard" style:list-style-name="L2">
      <style:text-properties fo:font-weight="normal" officeooo:rsid="000a34ea" officeooo:paragraph-rsid="000a34ea" style:font-weight-asian="normal" style:font-weight-complex="normal"/>
    </style:style>
    <style:style style:name="P13" style:family="paragraph" style:parent-style-name="Standard" style:list-style-name="L2">
      <style:text-properties fo:font-weight="bold" officeooo:rsid="000a34ea" officeooo:paragraph-rsid="000a34ea" style:font-weight-asian="bold" style:font-weight-complex="bold"/>
    </style:style>
    <style:style style:name="P14" style:family="paragraph" style:parent-style-name="Standard" style:list-style-name="L2">
      <style:text-properties fo:font-weight="normal" officeooo:rsid="000a34ea" officeooo:paragraph-rsid="000a34ea" fo:background-color="#ffff00" style:font-weight-asian="normal" style:font-weight-complex="normal"/>
    </style:style>
    <style:style style:name="P15" style:family="paragraph" style:parent-style-name="Standard">
      <style:text-properties fo:font-weight="bold" officeooo:rsid="000c290e" officeooo:paragraph-rsid="000c290e" style:font-weight-asian="bold" style:font-weight-complex="bold"/>
    </style:style>
    <style:style style:name="P16" style:family="paragraph" style:parent-style-name="Standard" style:list-style-name="L3">
      <style:text-properties fo:font-weight="normal" officeooo:rsid="000c290e" officeooo:paragraph-rsid="000c290e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0c290e" officeooo:paragraph-rsid="000c290e" style:font-weight-asian="normal" style:font-weight-complex="normal"/>
    </style:style>
    <style:style style:name="P18" style:family="paragraph" style:parent-style-name="Heading_20_2">
      <style:text-properties style:font-name="Calibri" fo:font-size="11pt" fo:font-weight="normal" officeooo:rsid="000c290e" officeooo:paragraph-rsid="000c290e" style:font-size-asian="11pt" style:font-weight-asian="normal" style:font-name-complex="F" style:font-size-complex="11pt" style:font-weight-complex="normal"/>
    </style:style>
    <style:style style:name="P19" style:family="paragraph" style:parent-style-name="Standard">
      <style:text-properties style:font-name="Calibri" fo:font-size="11pt" fo:font-weight="normal" officeooo:rsid="000c290e" officeooo:paragraph-rsid="000c290e" style:font-size-asian="11pt" style:font-weight-asian="normal" style:font-name-complex="F" style:font-size-complex="11pt" style:font-weight-complex="normal"/>
    </style:style>
    <style:style style:name="P20" style:family="paragraph" style:parent-style-name="Standard">
      <style:text-properties style:font-name="Calibri" fo:font-size="11pt" fo:font-weight="bold" officeooo:rsid="000c290e" officeooo:paragraph-rsid="000c290e" style:font-size-asian="11pt" style:font-weight-asian="bold" style:font-name-complex="F" style:font-size-complex="11pt" style:font-weight-complex="bold"/>
    </style:style>
    <style:style style:name="P21" style:family="paragraph" style:parent-style-name="Standard" style:list-style-name="L5">
      <style:text-properties style:font-name="Calibri" fo:font-size="11pt" fo:font-weight="normal" officeooo:rsid="000c290e" officeooo:paragraph-rsid="000c290e" style:font-size-asian="11pt" style:font-weight-asian="normal" style:font-name-complex="F" style:font-size-complex="11pt" style:font-weight-complex="normal"/>
    </style:style>
    <style:style style:name="P22" style:family="paragraph" style:parent-style-name="Heading_20_2">
      <style:text-properties officeooo:paragraph-rsid="000668d5"/>
    </style:style>
    <style:style style:name="P23" style:family="paragraph" style:parent-style-name="Standard">
      <style:text-properties fo:font-weight="normal" officeooo:rsid="000d4b27" officeooo:paragraph-rsid="000d4b27" style:font-weight-asian="normal" style:font-weight-complex="normal"/>
    </style:style>
    <style:style style:name="P24" style:family="paragraph" style:parent-style-name="Standard">
      <style:text-properties fo:font-weight="bold" officeooo:rsid="000d4b27" officeooo:paragraph-rsid="000d4b27" style:font-weight-asian="bold" style:font-weight-complex="bold"/>
    </style:style>
    <style:style style:name="P25" style:family="paragraph" style:parent-style-name="Standard" style:list-style-name="L6">
      <style:text-properties fo:font-weight="normal" officeooo:rsid="000d4b27" officeooo:paragraph-rsid="000d4b27" style:font-weight-asian="normal" style:font-weight-complex="normal"/>
    </style:style>
    <style:style style:name="P26" style:family="paragraph" style:parent-style-name="Standard" style:list-style-name="L6">
      <style:text-properties fo:font-weight="bold" officeooo:rsid="000d4b27" officeooo:paragraph-rsid="000d4b27" fo:background-color="#ffff00" style:font-weight-asian="bold" style:font-weight-complex="bold"/>
    </style:style>
    <style:style style:name="T1" style:family="text">
      <style:text-properties officeooo:rsid="000668d5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fo:font-weight="bold" style:font-weight-asian="bold" style:font-name-complex="Calibri2" fo:background-color="#ffff00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color="#5b9bd5" loext:opacity="100%">
        <loext:char-complex-color loext:theme-type="accent1" loext:color-type="theme"/>
      </style:text-properties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668d5" style:font-weight-asian="bold" style:font-weight-complex="bold"/>
    </style:style>
    <style:style style:name="T10" style:family="text">
      <style:text-properties fo:font-weight="bold"/>
    </style:style>
    <style:style style:name="T11" style:family="text">
      <style:text-properties fo:font-weight="bold" officeooo:rsid="0007e2ab" fo:background-color="#ffff00" loext:char-shading-value="0" style:font-weight-asian="bold" style:font-weight-complex="bold"/>
    </style:style>
    <style:style style:name="T12" style:family="text">
      <style:text-properties officeooo:rsid="0007e2ab" fo:background-color="transparent" loext:char-shading-value="0"/>
    </style:style>
    <style:style style:name="T13" style:family="text">
      <style:text-properties fo:font-weight="bold" officeooo:rsid="0007e2ab" fo:background-color="transparent" loext:char-shading-value="0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officeooo:rsid="000c290e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fo:font-weight="bold" officeooo:rsid="000d4b27" fo:background-color="#ffff00" loext:char-shading-value="0" style:font-weight-asian="bold" style:font-weight-complex="bold"/>
    </style:style>
    <style:style style:name="T18" style:family="text">
      <style:text-properties fo:font-weight="bold" officeooo:rsid="000c290e" fo:background-color="#ffff00" loext:char-shading-value="0" style:font-weight-asian="bold" style:font-weight-complex="bold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0d6182"/>
    </style:style>
    <style:style style:name="T21" style:family="text">
      <style:text-properties fo:font-weight="bold" officeooo:rsid="000d4b27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18</text:span>. strukturované programování</text:h>
      <text:h text:style-name="P1" text:outline-level="2">* nepovinné informace</text:h>
      <text:h text:style-name="P1" text:outline-level="2" loext:marker-style-name="T2"><text:span text:style-name="T3"><text:s/></text:span><text:span text:style-name="T4">důležité informace</text:span></text:h>
      <text:p text:style-name="P2" loext:marker-style-name="T5"><text:span text:style-name="T6">*</text:span><text:span text:style-name="T5"> důležité informace v nepovinné sekci dokumentu</text:span></text:p>
      <text:p text:style-name="P3" loext:marker-style-name="T7"/>
      <text:h text:style-name="Heading_20_2" text:outline-level="2" loext:marker-style-name="T8"><text:span text:style-name="T9">18</text:span><text:span text:style-name="T8">.1.</text:span><text:span text:style-name="T10">Důvody vzniku strukturovaného programování, zásady a základní rysy</text:span></text:h>
      <text:p text:style-name="P4"><text:span text:style-name="T11">Strukturované programování vzniklo v 60. letech 20.století (E.W Dijkstra) jako reakce na „špagetový kod“</text:span><text:span text:style-name="T12">, který vznikal nadužíváním příkazů pro bezpodmínečný skok(GOTO). </text:span><text:span text:style-name="T13">Programy byly</text:span><text:span text:style-name="T12"> </text:span><text:span text:style-name="T13">nečitelné, těžko udržovatelné a plné chyb.</text:span><text:span text:style-name="T12"> Cílem bylo zvýšit čitelnost, snížit chybnost a zjednodušit údržbu.</text:span></text:p>
      <text:p text:style-name="P5">Zásady (základní rysy):</text:p>
      <text:list text:style-name="L1">
        <text:list-item>
          <text:p text:style-name="P6"><text:span text:style-name="T14">sekvence</text:span> – příkazy se vykonávají postupně, jeden po druhom v přesném pořadí</text:p>
        </text:list-item>
        <text:list-item>
          <text:p text:style-name="P6"><text:span text:style-name="T14">selekce</text:span><text:span text:style-name="T15">(větvení)</text:span> – program se může rozdělit do více větví podle podmínky (if, switch)</text:p>
        </text:list-item>
        <text:list-item>
          <text:p text:style-name="P6"><text:span text:style-name="T14">iterace</text:span><text:span text:style-name="T15">(cykly)</text:span> – opakování bloku kodu, dokud platí zadaná podmínka (while, for)</text:p>
        </text:list-item>
        <text:list-item>
          <text:p text:style-name="P6"><text:span text:style-name="T14">jeden vstup,jeden výstup</text:span> – každý logický blok by měl mít jedno místo, kudy do něj program jde a jeden kudy odejde</text:p>
        </text:list-item>
        <text:list-item>
          <text:p text:style-name="P6"><text:span text:style-name="T14">top-down přístup</text:span> – Dekompozice problému, rozdělení velkého slpžitého úkolu na menší</text:p>
        </text:list-item>
      </text:list>
      <text:h text:style-name="P7" text:outline-level="2" loext:marker-style-name="T8"><text:span text:style-name="T9">18</text:span><text:span text:style-name="T8">.2. </text:span><text:span text:style-name="T10">Konstanty, proměnné, datové typy; rozdíly ve způsobu deklarace a použití</text:span></text:h>
      <text:p text:style-name="P8"><text:span text:style-name="T16">Proměnná je místo v paměti počítače</text:span>, které <text:span text:style-name="T16">uschovává hodnotu</text:span>. Hodnota se může <text:span text:style-name="T8">během běhu programu měnit.</text:span></text:p>
      <text:p text:style-name="P8"><text:span text:style-name="T16">Konstanta</text:span><text:span text:style-name="T8"> uschovává hodnotu, </text:span>která se po dobu<text:span text:style-name="T8"> </text:span><text:span text:style-name="T16">běhu programu nesmí změnit.</text:span></text:p>
      <text:p text:style-name="P8"><text:span text:style-name="T16">Datový typ určuje jaký druh dat proměnná uschovává </text:span>a kolik místa v paměti zabere</text:p>
      <text:p text:style-name="P9">Způsob deklarace a typování:</text:p>
      <text:list text:style-name="L2">
        <text:list-item>
          <text:p text:style-name="P10">staticky typované jazyky:</text:p>
          <text:list>
            <text:list-item>
              <text:p text:style-name="P11">C, C++, Java</text:p>
            </text:list-item>
            <text:list-item>
              <text:p text:style-name="P12">typ proměnné <text:span text:style-name="T8">musí být určen už při deklaraci</text:span></text:p>
            </text:list-item>
            <text:list-item>
              <text:p text:style-name="P12">pro konstanty = <text:span text:style-name="T8">const</text:span></text:p>
            </text:list-item>
          </text:list>
        </text:list-item>
        <text:list-item>
          <text:p text:style-name="P13">dynamicky typovane jazyky</text:p>
          <text:list>
            <text:list-item>
              <text:p text:style-name="P14">python, javascript</text:p>
            </text:list-item>
            <text:list-item>
              <text:p text:style-name="P12">typ se nemusí deklarovat, <text:span text:style-name="T8">určí se automaticky</text:span></text:p>
            </text:list-item>
            <text:list-item>
              <text:p text:style-name="P12">může během běhu změnit typ</text:p>
            </text:list-item>
            <text:list-item>
              <text:p text:style-name="P12">nemá klíčové slovo pro konstantu, <text:span text:style-name="T8">píše se velkými písmeny</text:span></text:p>
            </text:list-item>
          </text:list>
        </text:list-item>
      </text:list>
      <text:h text:style-name="P7" text:outline-level="2" loext:marker-style-name="T8"><text:soft-page-break/><text:span text:style-name="T9">18</text:span><text:span text:style-name="T8">.3. </text:span><text:span text:style-name="T10">Řídicí struktury a jejich realizace; podmíněné příkazy a cykly</text:span></text:h>
      <text:p text:style-name="Standard"><text:span text:style-name="T17">S</text:span><text:span text:style-name="T18">louží k řízení toku programu</text:span></text:p>
      <text:p text:style-name="P15">podmíněné příkazy:</text:p>
      <text:list text:style-name="L3">
        <text:list-item>
          <text:p text:style-name="P16"><text:span text:style-name="T16">if</text:span> – provede blok kodu, <text:span text:style-name="T8">pouze pokud je podmínka splněna</text:span></text:p>
        </text:list-item>
        <text:list-item>
          <text:p text:style-name="P16"><text:span text:style-name="T16">if – else</text:span><text:span text:style-name="T19"> </text:span>= provede jeden blok programu,<text:span text:style-name="T8"> pokud podmínka platí a druhý else neplatí</text:span></text:p>
        </text:list-item>
        <text:list-item>
          <text:p text:style-name="P16"><text:span text:style-name="T16">else if</text:span><text:span text:style-name="T8"> </text:span>– zřetězení <text:span text:style-name="T8">více podmínek za sebou</text:span></text:p>
        </text:list-item>
        <text:list-item>
          <text:p text:style-name="P16"><text:span text:style-name="T16">switch</text:span> – <text:span text:style-name="T8">vícenásobné větvení</text:span> na základě konkrétní hodnoty proměnné </text:p>
        </text:list-item>
      </text:list>
      <text:p text:style-name="P15">Cykly(iterace):</text:p>
      <text:list text:style-name="L4">
        <text:list-item>
          <text:p text:style-name="P17"><text:span text:style-name="T16">while</text:span> – <text:span text:style-name="T8">opakuje kod dokud je podmínka splněna</text:span>, kontroluje se na začátku, <text:span text:style-name="T8">nemusí proběhnout</text:span></text:p>
        </text:list-item>
        <text:list-item>
          <text:p text:style-name="P17"><text:span text:style-name="T16">do – while</text:span> = podobný jako wh<text:span text:style-name="T20">i</text:span>le, <text:span text:style-name="T8">podmínka se testuje na konci, proběhne aspoň 1</text:span></text:p>
        </text:list-item>
        <text:list-item>
          <text:p text:style-name="P17"><text:span text:style-name="T16">for</text:span> – cyklus se<text:span text:style-name="T8"> známým počtem opakování. </text:span></text:p>
        </text:list-item>
      </text:list>
      <text:h text:style-name="Heading_20_2" text:outline-level="2" loext:marker-style-name="T8"><text:span text:style-name="T9">18</text:span><text:span text:style-name="T8">.4. </text:span><text:span text:style-name="T10">Podprogramy a jejich význam; funkce, lokální a globální proměnné</text:span></text:h>
      <text:h text:style-name="P18" text:outline-level="2"><text:span text:style-name="T16">Podprogramy(funkce/procedury)</text:span> jsou <text:span text:style-name="T8">izolované bloky kodu</text:span>, které mají své jméno, přijímají vstupy(parametry), provedou úkol a<text:span text:style-name="T8"> mohou vracet výsledek.</text:span></text:h>
      <text:p text:style-name="P19"><text:span text:style-name="T8">Umožňují dekompozici(rezdělení) programu</text:span>. Snižují redundanci(opakování) a zvyšují čitelnost.</text:p>
      <text:p text:style-name="P20">Rozsah platnosti proměnných (scope):</text:p>
      <text:list text:style-name="L5">
        <text:list-item>
          <text:p text:style-name="P21"><text:span text:style-name="T16">lokální</text:span><text:span text:style-name="T19"> </text:span><text:span text:style-name="T16">proměnná</text:span> – <text:span text:style-name="T8">pouze uvnitř bloku nebo funkce</text:span>. Zvenku k ní <text:span text:style-name="T8">nelze přistoupit.</text:span> Jakmile funkce skončí, proměnná <text:span text:style-name="T8">zanikne a uvolní paměť.</text:span></text:p>
        </text:list-item>
        <text:list-item>
          <text:p text:style-name="P21"><text:span text:style-name="T16">Globální</text:span><text:span text:style-name="T19"> </text:span><text:span text:style-name="T16">proměnná</text:span><text:span text:style-name="T19"> </text:span>– <text:span text:style-name="T8">Existuje a je dostupná pro celý program po celou dobu jeho běhu.</text:span> Její použití by se mělo omezovaz, zatěžuje hledání chyb.</text:p>
        </text:list-item>
      </text:list>
      <text:h text:style-name="P22" text:outline-level="2" loext:marker-style-name="T8"><text:span text:style-name="T9">18</text:span><text:span text:style-name="T8">.</text:span><text:span text:style-name="T21">5</text:span><text:span text:style-name="T8">. </text:span><text:span text:style-name="T10">Modularita programů, knihovny a hlavičkové souboryModularita programů, knihovny a hlavičkové soubory</text:span></text:h>
      <text:p text:style-name="P23"><text:span text:style-name="T16">Modularita je princip rozdělení</text:span><text:span text:style-name="T19"> </text:span>složitého programu na menší, <text:span text:style-name="T8">logické a samostatné část</text:span>i(moduly nebo soubory). Umožňuje to práci v týmech.</text:p>
      <text:p text:style-name="P23"><text:span text:style-name="T16">Knihovny jsou sbírky</text:span> předem napsaných, otestovaných a <text:span text:style-name="T16">zkompilovaných funkcí</text:span>, které můžeme importovat do svého programu a využít je. Urychlují vývoj.</text:p>
      <text:p text:style-name="P24">Hlavičkové soubory (C/C++):</text:p>
      <text:list text:style-name="L6">
        <text:list-item>
          <text:p text:style-name="P25"><text:span text:style-name="T16">mají připonu .h</text:span> a slouží jako rozhraní modulu</text:p>
        </text:list-item>
        <text:list-item>
          <text:p text:style-name="P25">obsahují <text:span text:style-name="T16">pouze deklarace</text:span> funkcí (název, typ hodnoty a typ parametru)</text:p>
        </text:list-item>
        <text:list-item>
          <text:p text:style-name="P25">samotná<text:span text:style-name="T16"> definice se nachází v souboru .cpp</text:span></text:p>
        </text:list-item>
        <text:list-item>
          <text:p text:style-name="P25">standartní hlav. Soubory jsou součástí instalace jazyka ( &lt;stdio.h&gt; ) </text:p>
        </text:list-item>
        <text:list-item>
          <text:p text:style-name="P25">.h a .cpp si tvoří programátor sám</text:p>
        </text:list-item>
        <text:list-item>
          <text:p text:style-name="P26">include (#) a knihovny (&lt; &gt;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ourier New" style:font-family-asian="'Courier New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1" fo:font-family="Calibri" style:font-family-generic="swiss" style:font-pitch="variable" fo:font-weight="bold" style:font-name-asian="Calibri2" style:font-family-asian="Calibri" style:font-family-generic-asian="system" style:font-pitch-asian="variable" style:font-weight-asian="bold" style:font-name-complex="Calibri2" style:font-family-complex="Calibri" style:font-family-generic-complex="system" style:font-pitch-complex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Calibri" fo:font-family="Calibri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family-generic="roman" style:font-pitch="variable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family-generic="roman" style:font-pitch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2957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7</meta:editing-cycles>
    <meta:creation-date>2023-04-09T20:10:00</meta:creation-date>
    <dc:date>2026-04-23T23:35:41.193519653</dc:date>
    <meta:editing-duration>PT22M25S</meta:editing-duration>
    <meta:generator>LibreOffice/26.2.2.2$Linux_X86_64 LibreOffice_project/620$Build-2</meta:generator>
    <meta:document-statistic meta:table-count="0" meta:image-count="0" meta:object-count="0" meta:page-count="2" meta:paragraph-count="53" meta:word-count="529" meta:character-count="3517" meta:non-whitespace-character-count="3052"/>
    <meta:user-defined meta:name="AppVersion">16.0000</meta:user-defined>
    <meta:template xlink:type="simple" xlink:actuate="onRequest" xlink:title="Normal.dotm" xlink:href=""/>
  </office:meta>
</office:document-meta>
</file>